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6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7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8" style:family="paragraph" style:parent-style-name="Table_20_Contents">
      <style:paragraph-properties fo:text-align="center" style:justify-single-word="false"/>
      <style:text-properties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19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0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1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4"><draw:frame draw:style-name="fr1" draw:name="Object1" text:anchor-type="as-char" svg:y="-0.2437in" svg:width="0.703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9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8"><draw:frame draw:style-name="fr1" draw:name="Object2" text:anchor-type="as-char" svg:y="-0.2693in" svg:width="1.1299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5">Kinematic Equations</text:p>
          </table:table-cell>
          <table:covered-table-cell/>
          <table:table-cell table:style-name="Table1.C2" office:value-type="string">
            <text:p text:style-name="P4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29"><draw:frame draw:style-name="fr1" draw:name="Object4" text:anchor-type="as-char" svg:y="-0.1484in" svg:width="0.8925in" svg:height="0.2098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4"><draw:frame draw:style-name="fr1" draw:name="Object5" text:anchor-type="as-char" svg:y="-0.2445in" svg:width="1.3252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29"><draw:frame draw:style-name="fr1" draw:name="Object6" text:anchor-type="as-char" svg:y="-0.172in" svg:width="1.0598in" svg:height="0.2335in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6">Newton's Second Law</text:p>
          </table:table-cell>
          <table:covered-table-cell/>
          <table:table-cell table:style-name="Table1.C2" office:value-type="string">
            <text:p text:style-name="P4"><draw:frame draw:style-name="fr1" draw:name="Object7" text:anchor-type="as-char" svg:y="-0.1484in" svg:width="0.5866in" svg:height="0.1846in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Force of Friction</text:p>
          </table:table-cell>
          <table:covered-table-cell/>
          <table:table-cell table:style-name="Table1.C2" office:value-type="string">
            <text:p text:style-name="P10"><draw:frame draw:style-name="fr1" draw:name="Object8" text:anchor-type="as-char" svg:y="-0.1484in" svg:width="0.7661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Work</text:p>
          </table:table-cell>
          <table:covered-table-cell/>
          <table:table-cell table:style-name="Table1.C2" office:value-type="string">
            <text:p text:style-name="P4"><draw:frame draw:style-name="fr1" draw:name="Object9" text:anchor-type="as-char" svg:y="-0.1484in" svg:width="1.4209in" svg:height="0.1846in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Power</text:p>
          </table:table-cell>
          <table:covered-table-cell/>
          <table:table-cell table:style-name="Table1.C2" office:value-type="string">
            <text:p text:style-name="P11"><draw:frame draw:style-name="fr1" draw:name="Object10" text:anchor-type="as-char" svg:y="-0.2445in" svg:width="1.6772in" svg:height="0.3937in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Gravitational Potential Energy</text:p>
          </table:table-cell>
          <table:covered-table-cell/>
          <table:table-cell table:style-name="Table1.C2" office:value-type="string">
            <text:p text:style-name="P4"><draw:frame draw:style-name="fr1" draw:name="Object11" text:anchor-type="as-char" svg:y="-0.1484in" svg:width="0.7846in" svg:height="0.2091in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Kinetic Energy</text:p>
          </table:table-cell>
          <table:covered-table-cell/>
          <table:table-cell table:style-name="Table1.C2" office:value-type="string">
            <text:p text:style-name="P18"><draw:frame draw:style-name="fr1" draw:name="Object13" text:anchor-type="as-char" svg:y="-0.2437in" svg:width="0.7835in" svg:height="0.3929in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8"><draw:frame draw:style-name="fr1" draw:name="Object30" text:anchor-type="as-char" svg:y="-0.1484in" svg:width="1.5189in" svg:height="0.2098in" draw:z-index="12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9">Force of a Spring</text:p>
          </table:table-cell>
          <table:covered-table-cell/>
          <table:table-cell table:style-name="Table1.C2" office:value-type="string">
            <text:p text:style-name="P18"><draw:frame draw:style-name="fr1" draw:name="Object14" text:anchor-type="as-char" svg:y="-0.1484in" svg:width="0.728in" svg:height="0.2091in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7">Elastic Potential Energy</text:p>
          </table:table-cell>
          <table:covered-table-cell/>
          <table:table-cell table:style-name="Table1.C2" office:value-type="string">
            <text:p text:style-name="P4"><draw:frame draw:style-name="fr1" draw:name="Object12" text:anchor-type="as-char" svg:y="-0.2437in" svg:width="0.8102in" svg:height="0.3929in" draw:z-index="1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20">Period of a Spring</text:p>
          </table:table-cell>
          <table:covered-table-cell/>
          <table:table-cell table:style-name="Table1.C32" office:value-type="string">
            <text:p text:style-name="P4"><draw:frame draw:style-name="fr1" draw:name="Object15" text:anchor-type="as-char" svg:y="-0.2783in" svg:width="0.8535in" svg:height="0.428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25">Impulse</text:p>
          </table:table-cell>
          <table:covered-table-cell/>
          <table:table-cell table:style-name="Table1.C32" office:value-type="string">
            <text:p text:style-name="P4"><draw:frame draw:style-name="fr1" draw:name="Object31" text:anchor-type="as-char" svg:y="-0.1484in" svg:width="0.5083in" svg:height="0.1839in" draw:z-index="16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25">Momentum</text:p>
          </table:table-cell>
          <table:covered-table-cell/>
          <table:table-cell table:style-name="Table1.C32" office:value-type="string">
            <text:p text:style-name="P4"><draw:frame draw:style-name="fr1" draw:name="Object32" text:anchor-type="as-char" svg:y="-0.1484in" svg:width="0.5547in" svg:height="0.1839in" draw:z-index="17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25">Conservation of Momentum</text:p>
          </table:table-cell>
          <table:covered-table-cell/>
          <table:table-cell table:style-name="Table1.C32" office:value-type="string">
            <text:p text:style-name="P4"><draw:frame draw:style-name="fr1" draw:name="Object33" text:anchor-type="as-char" svg:y="-0.1484in" svg:width="0.7138in" svg:height="0.2091in" draw:z-index="18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20">Period of a Pendulum</text:p>
          </table:table-cell>
          <table:covered-table-cell/>
          <table:table-cell table:style-name="Table1.C32" office:value-type="string">
            <text:p text:style-name="P4"><draw:frame draw:style-name="fr1" draw:name="Object16" text:anchor-type="as-char" svg:y="-0.2783in" svg:width="0.8508in" svg:height="0.428in" draw:z-index="19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14">Centripetal Acceleration</text:p>
          </table:table-cell>
          <table:covered-table-cell/>
          <table:table-cell table:style-name="Table1.C21" office:value-type="string">
            <text:p text:style-name="P4"><draw:frame draw:style-name="fr1" draw:name="Object34" text:anchor-type="as-char" svg:y="-0.2681in" svg:width="0.528in" svg:height="0.4165in" draw:z-index="2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12">Centripetal Force</text:p>
          </table:table-cell>
          <table:covered-table-cell/>
          <table:table-cell table:style-name="Table1.C32" office:value-type="string">
            <text:p text:style-name="P4"><draw:frame draw:style-name="fr1" draw:name="Object17" text:anchor-type="as-char" svg:y="-0.2681in" svg:width="0.7016in" svg:height="0.4173in" draw:z-index="27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21">Universal Gravitation</text:p>
          </table:table-cell>
          <table:covered-table-cell/>
          <table:table-cell table:style-name="Table1.C32" office:value-type="string">
            <text:p text:style-name="P4"><draw:frame draw:style-name="fr1" draw:name="Object18" text:anchor-type="as-char" svg:y="-0.2689in" svg:width="0.9673in" svg:height="0.4417in" draw:z-index="21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ext:soft-page-break/>
        <table:table-row>
          <table:table-cell table:style-name="Table1.A26" table:number-rows-spanned="3" office:value-type="string">
            <text:p text:style-name="P15">Kepler's Laws</text:p>
          </table:table-cell>
          <table:table-cell table:style-name="Table1.B26" office:value-type="string">
            <text:p text:style-name="P15"><text:span text:style-name="T3">1</text:span><text:span text:style-name="T2">st</text:span><text:span text:style-name="T3"> Law: </text:span>Eccentricity</text:p>
          </table:table-cell>
          <table:table-cell table:style-name="Table1.C32" office:value-type="string">
            <text:p text:style-name="P27"><draw:frame draw:style-name="fr1" draw:name="Object19" text:anchor-type="as-char" svg:y="-0.2689in" svg:width="0.9425in" svg:height="0.4425in" draw:z-index="2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32" office:value-type="string">
            <text:p text:style-name="P12"><draw:frame draw:style-name="fr1" draw:name="Object21" text:anchor-type="as-char" svg:y="-0.2445in" svg:width="1.4425in" svg:height="0.3937in" draw:z-index="29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covered-table-cell/>
          <table:table-cell table:style-name="Table1.B26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32" office:value-type="string">
            <text:p text:style-name="P12"><draw:frame draw:style-name="fr1" draw:name="Object20" text:anchor-type="as-char" svg:y="-0.2929in" svg:width="0.9374in" svg:height="0.4902in" draw:z-index="3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29" table:number-columns-spanned="2" office:value-type="string">
            <text:p text:style-name="P30">Frequency and Period</text:p>
          </table:table-cell>
          <table:covered-table-cell/>
          <table:table-cell table:style-name="Table1.C32" office:value-type="string">
            <text:p text:style-name="P30"><draw:frame draw:style-name="fr2" draw:name="Object38" text:anchor-type="as-char" svg:y="-0.2437in" svg:width="0.4417in" svg:height="0.3929in" draw:z-index="3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29" table:number-columns-spanned="2" office:value-type="string">
            <text:p text:style-name="P28">Velocity of a <text:span text:style-name="T4">W</text:span>ave</text:p>
          </table:table-cell>
          <table:covered-table-cell/>
          <table:table-cell table:style-name="Table1.C32" office:value-type="string">
            <text:p text:style-name="P4"><draw:frame draw:style-name="fr1" draw:name="Object37" text:anchor-type="as-char" svg:y="-0.1484in" svg:width="0.4917in" svg:height="0.1839in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29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32" office:value-type="string">
            <text:p text:style-name="P4"><draw:frame draw:style-name="fr1" draw:name="Object22" text:anchor-type="as-char" svg:y="-0.2689in" svg:width="1.072in" svg:height="0.4425in" draw:z-index="3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1.A30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32" office:value-type="string">
            <text:p text:style-name="P4"><draw:frame draw:style-name="fr1" draw:name="Object23" text:anchor-type="as-char" svg:y="-0.2437in" svg:width="0.5043in" svg:height="0.4181in" draw:z-index="34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31" table:number-columns-spanned="2" office:value-type="string">
            <text:p text:style-name="P26">Snell's Law</text:p>
          </table:table-cell>
          <table:covered-table-cell/>
          <table:table-cell table:style-name="Table1.C32" office:value-type="string">
            <text:p text:style-name="P4"><draw:frame draw:style-name="fr1" draw:name="Object24" text:anchor-type="as-char" svg:y="-0.1484in" svg:width="1.2063in" svg:height="0.2091in" draw:z-index="35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32" table:number-columns-spanned="2" office:value-type="string">
            <text:p text:style-name="P22">Resistors in Series</text:p>
          </table:table-cell>
          <table:covered-table-cell/>
          <table:table-cell table:style-name="Table1.C32" office:value-type="string">
            <text:p text:style-name="P4"><draw:frame draw:style-name="fr1" draw:name="Object25" text:anchor-type="as-char" svg:y="-0.2807in" svg:width="2.202in" svg:height="0.4484in" draw:z-index="22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2">Resistors in Parallel</text:p>
          </table:table-cell>
          <table:covered-table-cell/>
          <table:table-cell table:style-name="Table1.C37" office:value-type="string">
            <text:p text:style-name="P4"><draw:frame draw:style-name="fr1" draw:name="Object26" text:anchor-type="as-char" svg:y="-0.2437in" svg:width="2.4335in" svg:height="0.6634in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2">Ohm's Law</text:p>
          </table:table-cell>
          <table:covered-table-cell/>
          <table:table-cell table:style-name="Table1.C37" office:value-type="string">
            <text:p text:style-name="P4"><draw:frame draw:style-name="fr1" draw:name="Object27" text:anchor-type="as-char" svg:y="-0.1484in" svg:width="0.5709in" svg:height="0.1839in" draw:z-index="24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2">Definition of Resistance</text:p>
          </table:table-cell>
          <table:covered-table-cell/>
          <table:table-cell table:style-name="Table1.C37" office:value-type="string">
            <text:p text:style-name="P13"><draw:frame draw:style-name="fr1" draw:name="Object28" text:anchor-type="as-char" svg:y="-0.2437in" svg:width="0.5957in" svg:height="0.3929in" draw:z-index="25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3">Electrical Power</text:p>
          </table:table-cell>
          <table:covered-table-cell/>
          <table:table-cell table:style-name="Table1.C37" office:value-type="string">
            <text:p text:style-name="P4"><draw:frame draw:style-name="fr1" draw:name="Object29" text:anchor-type="as-char" svg:y="-0.2681in" svg:width="1.3492in" svg:height="0.4165in" draw:z-index="26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1.A37" table:number-columns-spanned="2" office:value-type="string">
            <text:p text:style-name="P22"/>
          </table:table-cell>
          <table:covered-table-cell/>
          <table:table-cell table:style-name="Table1.C37" office:value-type="string">
            <text:p text:style-name="P4"/>
          </table:table-cell>
        </table:table-row>
        <table:table-row>
          <table:table-cell table:style-name="Table1.A38" table:number-columns-spanned="2" office:value-type="string">
            <text:p text:style-name="P22"/>
          </table:table-cell>
          <table:covered-table-cell/>
          <table:table-cell table:style-name="Table1.C38" office:value-type="string">
            <text:p text:style-name="P4"/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32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33"><draw:object xlink:href="./Object 36" xlink:type="simple" xlink:show="embed" xlink:actuate="onLoad"/><draw:image xlink:href="./ObjectReplacements/Object 3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84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4-02-07T08:32:25.309448363</dc:date>
    <meta:editing-duration>PT1H12M6S</meta:editing-duration>
    <meta:editing-cycles>59</meta:editing-cycles>
    <meta:generator>LibreOffice/4.1.4.2$Linux_X86_64 LibreOffice_project/410$Build-2</meta:generator>
    <meta:print-date>2014-01-22T08:14:58.391864975</meta:print-date>
    <meta:document-statistic meta:table-count="1" meta:image-count="0" meta:object-count="38" meta:page-count="2" meta:paragraph-count="73" meta:word-count="102" meta:character-count="683" meta:non-whitespace-character-count="615"/>
  </office:meta>
</office:document-meta>
</file>

<file path=Object 1/content.xml><?xml version="1.0" encoding="utf-8"?>
<math xmlns="http://www.w3.org/1998/Math/MathML">
  <semantics>
    <mrow>
      <mrow>
        <msub>
          <mi>v</mi>
          <mi mathvariant="italic">avg</mi>
        </msub>
        <mo stretchy="false">≡</mo>
        <mfrac>
          <mi mathvariant="italic">Δd</mi>
          <mi mathvariant="italic">Δt</mi>
        </mfrac>
      </mrow>
    </mrow>
    <annotation encoding="StarMath 5.0">v sub avg equiv  Δd over Δ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>
  <semantics>
    <mrow>
      <mrow>
        <msub>
          <mi>T</mi>
          <mi>p</mi>
        </msub>
        <mo stretchy="false">=</mo>
        <mn>2</mn>
      </mrow>
      <mi>π</mi>
      <msqrt>
        <mrow>
          <mfrac>
            <mi>g</mi>
            <mi>L</mi>
          </mfrac>
        </mrow>
      </msqrt>
    </mrow>
    <annotation encoding="StarMath 5.0">T sub p = 2 π sqrt {g over L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>
  <semantics>
    <mrow>
      <mrow>
        <mrow>
          <mi>a</mi>
          <mo stretchy="false">≡</mo>
          <mfrac>
            <mi mathvariant="italic">Δv</mi>
            <mi mathvariant="italic">Δt</mi>
          </mfrac>
        </mrow>
        <mo stretchy="false">=</mo>
        <mfrac>
          <mrow>
            <mrow>
              <msub>
                <mi>v</mi>
                <mi>f</mi>
              </msub>
              <mo stretchy="false">−</mo>
              <msub>
                <mi>v</mi>
                <mi>i</mi>
              </msub>
            </mrow>
          </mrow>
          <mi mathvariant="italic">Δt</mi>
        </mfrac>
      </mrow>
    </mrow>
    <annotation encoding="StarMath 5.0">a equiv  Δv over Δt = {v sub f - v sub i} over Δt</annotation>
  </semantics>
</math>
</file>

<file path=Object 20/content.xml><?xml version="1.0" encoding="utf-8"?>
<math xmlns="http://www.w3.org/1998/Math/MathML">
  <semantics>
    <mrow>
      <mrow>
        <mfrac>
          <msup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n>1</mn>
                </msub>
              </mrow>
              <mo stretchy="false">)</mo>
            </mrow>
            <mn>3</mn>
          </msup>
        </mfrac>
        <mo stretchy="false">=</mo>
        <mfrac>
          <msup>
            <mrow>
              <mo stretchy="false">(</mo>
              <mrow>
                <msub>
                  <mi>T</mi>
                  <mn>2</mn>
                </msub>
              </mrow>
              <mo stretchy="false">)</mo>
            </mrow>
            <mn>2</mn>
          </msup>
          <msup>
            <mrow>
              <mo stretchy="false">(</mo>
              <mrow>
                <msub>
                  <mi>r</mi>
                  <mn>2</mn>
                </msub>
              </mrow>
              <mo stretchy="false">)</mo>
            </mrow>
            <mn>3</mn>
          </msup>
        </mfrac>
      </mrow>
    </mrow>
    <annotation encoding="StarMath 5.0">(T sub 1) ^2 over (r sub 1 )^3 = (T sub 2) ^2 over (r sub 2)^3</annotation>
  </semantics>
</math>
</file>

<file path=Object 21/content.xml><?xml version="1.0" encoding="utf-8"?>
<math xmlns="http://www.w3.org/1998/Math/MathML">
  <semantics>
    <mrow>
      <mrow>
        <mfrac>
          <mi mathvariant="italic">ΔA</mi>
          <mi mathvariant="italic">Δt</mi>
        </mfrac>
        <mo stretchy="false">=</mo>
        <mfrac>
          <mn>1</mn>
          <mn>2</mn>
        </mfrac>
      </mrow>
      <msub>
        <mi>r</mi>
        <mn>1</mn>
      </msub>
      <mrow>
        <msub>
          <mi>v</mi>
          <mn>1</mn>
        </msub>
        <mo stretchy="false">=</mo>
        <mfrac>
          <mn>1</mn>
          <mn>2</mn>
        </mfrac>
      </mrow>
      <msub>
        <mi>r</mi>
        <mn>2</mn>
      </msub>
      <msub>
        <mi>v</mi>
        <mn>2</mn>
      </msub>
    </mrow>
    <annotation encoding="StarMath 5.0">ΔA over Δt = 1 over 2 r sub 1 v sub 1 = 1 over 2 r sub 2 v sub 2</annotation>
  </semantics>
</math>
</file>

<file path=Object 22/content.xml><?xml version="1.0" encoding="utf-8"?>
<math xmlns="http://www.w3.org/1998/Math/MathML">
  <semantics>
    <mrow>
      <mi>f</mi>
      <mrow>
        <mi>'</mi>
        <mo stretchy="false">=</mo>
        <mi>f</mi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' = f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>
  <semantics>
    <mrow>
      <mrow>
        <msub>
          <mi>v</mi>
          <mi mathvariant="italic">avg</mi>
        </msub>
        <mo stretchy="false">=</mo>
        <mfrac>
          <mrow>
            <mrow>
              <msub>
                <mi>v</mi>
                <mi>i</mi>
              </msub>
              <mo stretchy="false">+</mo>
              <msub>
                <mi>v</mi>
                <mi>f</mi>
              </msub>
            </mrow>
          </mrow>
          <mn>2</mn>
        </mfrac>
      </mrow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4/content.xml><?xml version="1.0" encoding="utf-8"?>
<math xmlns="http://www.w3.org/1998/Math/MathML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 mathvariant="italic">Δt</mi>
    </mrow>
    <annotation encoding="StarMath 5.0">v sub f = v sub i + a Δt</annotation>
  </semantics>
</math>
</file>

<file path=Object 5/content.xml><?xml version="1.0" encoding="utf-8"?>
<math xmlns="http://www.w3.org/1998/Math/MathML">
  <semantics>
    <mrow>
      <mrow>
        <mi mathvariant="italic">Δd</mi>
        <mo stretchy="false">=</mo>
        <msub>
          <mi>v</mi>
          <mi>i</mi>
        </msub>
      </mrow>
      <mrow>
        <mi mathvariant="italic">Δt</mi>
        <mo stretchy="false">+</mo>
        <mfrac>
          <mn>1</mn>
          <mn>2</mn>
        </mfrac>
      </mrow>
      <mi>a</mi>
      <msup>
        <mi mathvariant="italic">Δt</mi>
        <mn>2</mn>
      </msup>
    </mrow>
    <annotation encoding="StarMath 5.0">Δd = v sub i Δt + 1 over 2 a Δt^2</annotation>
  </semantics>
</math>
</file>

<file path=Object 6/content.xml><?xml version="1.0" encoding="utf-8"?>
<math xmlns="http://www.w3.org/1998/Math/MathML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 mathvariant="italic">Δd</mi>
    </mrow>
    <annotation encoding="StarMath 5.0">v sub f ^2  = v sub i ^2 + 2 a Δd</annotation>
  </semantics>
</math>
</file>

<file path=Object 7/content.xml><?xml version="1.0" encoding="utf-8"?>
<math xmlns="http://www.w3.org/1998/Math/MathML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>
  <semantics>
    <mrow>
      <mrow>
        <mrow>
          <mi>W</mi>
          <mo stretchy="false">≡</mo>
          <mrow>
            <mover accent="true">
              <mi>F</mi>
              <mo stretchy="false">⃗</mo>
            </mover>
            <mo stretchy="false">⋅</mo>
            <mover accent="true">
              <mi>d</mi>
              <mo stretchy="false">⃗</mo>
            </mover>
          </mrow>
        </mrow>
        <mo stretchy="false">=</mo>
        <mi>F</mi>
      </mrow>
      <mi>d</mi>
      <mi>cos</mi>
      <mi>θ</mi>
    </mrow>
    <annotation encoding="StarMath 5.0">W equiv vec F cdot vec d = F d cos θ</annotation>
  </semantics>
</math>
</file>